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9-18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6096" calcext:value-type="float">
            <text:p>19.0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7-30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6-11 2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3-04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12-03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9-18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8-07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6-18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656" calcext:value-type="float">
            <text:p>18.2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1424" calcext:value-type="float">
            <text:p>18.2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376" calcext:value-type="float">
            <text:p>18.2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472" calcext:value-type="float">
            <text:p>18.2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6" calcext:value-type="float">
            <text:p>18.2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3-15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4952" calcext:value-type="float">
            <text:p>18.2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4952" calcext:value-type="float">
            <text:p>18.2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472" calcext:value-type="float">
            <text:p>18.2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472" calcext:value-type="float">
            <text:p>18.2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6" calcext:value-type="float">
            <text:p>18.2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12-06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6" calcext:value-type="float">
            <text:p>18.2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7728" calcext:value-type="float">
            <text:p>18.3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7728" calcext:value-type="float">
            <text:p>18.3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468" calcext:value-type="float">
            <text:p>18.3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7728" calcext:value-type="float">
            <text:p>18.3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9-12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2968" calcext:value-type="float">
            <text:p>18.4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468" calcext:value-type="float">
            <text:p>18.3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656" calcext:value-type="float">
            <text:p>18.2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6-13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3-14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12-12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9-22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9-12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5-26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2-01-27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1-12-14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1-11-30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1-08-16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9</text:p>
          </table:table-cell>
          <table:table-cell office:value-type="string" calcext:value-type="string">
            <text:p>OGSV nr Ellendale, Chapa-kak-say-za WMA</text:p>
          </table:table-cell>
          <table:table-cell office:value-type="string" calcext:value-type="string">
            <text:p>2021-08-06 0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28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776" meta:object-count="0"/>
    <meta:user-defined meta:name="AppVersion">3.0</meta:user-defined>
  </office:meta>
</office:document-meta>
</file>